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Kufi Arabic" svg:font-family="'Noto Kufi Arabic'" style:font-family-generic="swiss"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rsid="000e0307" officeooo:paragraph-rsid="000e0307"/>
    </style:style>
    <style:style style:name="P2" style:family="paragraph" style:parent-style-name="Standard">
      <style:paragraph-properties fo:text-align="center" style:justify-single-word="false"/>
      <style:text-properties fo:color="#c9211e" loext:opacity="100%" style:font-name="Noto Sans" fo:font-size="32pt" style:text-underline-style="solid" style:text-underline-width="auto" style:text-underline-color="font-color" fo:font-weight="bold" officeooo:rsid="000e0307" officeooo:paragraph-rsid="000e0307" style:font-size-asian="32pt" style:font-weight-asian="bold" style:font-size-complex="32pt" style:font-weight-complex="bold"/>
    </style:style>
    <style:style style:name="P3"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normal" officeooo:rsid="000e0307" officeooo:paragraph-rsid="000e0307"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0e0307" officeooo:paragraph-rsid="000e0307" style:font-size-asian="15.75pt" style:font-weight-asian="bold" style:font-size-complex="18pt" style:font-weight-complex="bold"/>
    </style:style>
    <style:style style:name="P5" style:family="paragraph" style:parent-style-name="Standard">
      <style:paragraph-properties fo:text-align="start" style:justify-single-word="false"/>
      <style:text-properties fo:color="#00a933" loext:opacity="100%" style:font-name="Noto Sans" fo:font-size="18pt" style:text-underline-style="solid" style:text-underline-width="auto" style:text-underline-color="font-color" fo:font-weight="bold" officeooo:rsid="00103da8" officeooo:paragraph-rsid="00103da8"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a933" loext:opacity="100%" style:font-name="Noto Sans" fo:font-size="10pt" fo:font-style="italic" style:text-underline-style="none" fo:font-weight="normal" officeooo:rsid="00150f47" officeooo:paragraph-rsid="00170285" style:font-size-asian="10pt" style:font-style-asian="italic" style:font-weight-asian="normal" style:font-size-complex="10pt" style:font-style-complex="italic" style:font-weight-complex="normal"/>
    </style:style>
    <style:style style:name="P7" style:family="paragraph" style:parent-style-name="Standard">
      <style:paragraph-properties fo:text-align="start" style:justify-single-word="false"/>
      <style:text-properties fo:color="#00a933" loext:opacity="100%" style:font-name="Noto Sans" fo:font-size="10pt" fo:font-style="italic" style:text-underline-style="solid" style:text-underline-width="auto" style:text-underline-color="font-color" fo:font-weight="normal" officeooo:rsid="00170285" officeooo:paragraph-rsid="00150f47" style:font-size-asian="10pt" style:font-style-asian="italic" style:font-weight-asian="normal" style:font-size-complex="10pt" style:font-style-complex="italic" style:font-weight-complex="normal"/>
    </style:style>
    <style:style style:name="P8" style:family="paragraph" style:parent-style-name="Standard">
      <style:paragraph-properties fo:text-align="start" style:justify-single-word="false"/>
      <style:text-properties fo:color="#00a933" loext:opacity="100%" style:font-name="Noto Sans" fo:font-size="10pt" style:text-underline-style="none" fo:font-weight="normal" officeooo:rsid="00150f47" officeooo:paragraph-rsid="00170285"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a933" loext:opacity="100%" fo:font-size="10pt" fo:font-style="italic" officeooo:rsid="0010a160" officeooo:paragraph-rsid="0010a160" style:font-size-asian="10pt" style:font-style-asian="italic" style:font-size-complex="10pt" style:font-style-complex="italic"/>
    </style:style>
    <style:style style:name="P10" style:family="paragraph" style:parent-style-name="Standard">
      <style:paragraph-properties fo:text-align="start" style:justify-single-word="false"/>
      <style:text-properties fo:color="#00a933" loext:opacity="100%" fo:font-size="10pt" fo:font-style="italic" style:text-underline-style="solid" style:text-underline-width="auto" style:text-underline-color="font-color" officeooo:rsid="0010a160" officeooo:paragraph-rsid="0010a160" style:font-size-asian="10pt" style:font-style-asian="italic" style:font-size-complex="10pt" style:font-style-complex="italic"/>
    </style:style>
    <style:style style:name="P11" style:family="paragraph" style:parent-style-name="Standard">
      <style:paragraph-properties fo:text-align="start" style:justify-single-word="false"/>
      <style:text-properties fo:color="#00a933" loext:opacity="100%" fo:font-size="18pt" style:text-underline-style="solid" style:text-underline-width="auto" style:text-underline-color="font-color" fo:font-weight="bold" officeooo:paragraph-rsid="0014170f" style:font-size-asian="18pt" style:font-weight-asian="bold" style:font-size-complex="18pt" style:font-weight-complex="bold"/>
    </style:style>
    <style:style style:name="P12" style:family="paragraph" style:parent-style-name="Standard">
      <style:paragraph-properties fo:text-align="start" style:justify-single-word="false"/>
      <style:text-properties fo:color="#000000" loext:opacity="100%" style:font-name="Noto Sans" fo:font-size="12pt" style:text-underline-style="none" fo:font-weight="normal" officeooo:rsid="000e0307" officeooo:paragraph-rsid="000e030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font-name="Noto Sans" fo:font-size="12pt" style:text-underline-style="none" fo:font-weight="normal" officeooo:rsid="00103da8" officeooo:paragraph-rsid="00103da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style:font-name="Noto Sans" officeooo:rsid="000e0307" officeooo:paragraph-rsid="000e0307"/>
    </style:style>
    <style:style style:name="P15" style:family="paragraph" style:parent-style-name="Standard">
      <style:paragraph-properties fo:text-align="start" style:justify-single-word="false"/>
      <style:text-properties fo:color="#000000" loext:opacity="100%" style:font-name="Noto Sans" fo:font-size="10pt" fo:font-style="italic" style:text-underline-style="none" fo:font-weight="normal" officeooo:rsid="00150f47" officeooo:paragraph-rsid="00150f47"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start" style:justify-single-word="false"/>
      <style:text-properties fo:color="#000000" loext:opacity="100%" style:font-name="Noto Sans" fo:font-size="10pt" fo:font-style="italic" style:text-underline-style="solid" style:text-underline-width="auto" style:text-underline-color="font-color" fo:font-weight="normal" officeooo:rsid="00170285" officeooo:paragraph-rsid="00170285" style:font-size-asian="10pt" style:font-style-asian="italic" style:font-weight-asian="normal" style:font-size-complex="10pt" style:font-style-complex="italic"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normal" officeooo:rsid="0014170f" officeooo:paragraph-rsid="0014170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fo:font-size="12pt" style:text-underline-style="none" fo:font-weight="normal" officeooo:rsid="0014170f" officeooo:paragraph-rsid="00150f4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50f47" officeooo:paragraph-rsid="00150f4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0e0307"/>
    </style:style>
    <style:style style:name="P21" style:family="paragraph" style:parent-style-name="Standard">
      <style:paragraph-properties fo:text-align="start" style:justify-single-word="false"/>
      <style:text-properties officeooo:paragraph-rsid="00103da8"/>
    </style:style>
    <style:style style:name="P22" style:family="paragraph" style:parent-style-name="Standard">
      <style:paragraph-properties fo:text-align="start" style:justify-single-word="false"/>
      <style:text-properties officeooo:paragraph-rsid="00112e8b"/>
    </style:style>
    <style:style style:name="P23" style:family="paragraph" style:parent-style-name="Standard">
      <style:paragraph-properties fo:text-align="start" style:justify-single-word="false"/>
      <style:text-properties officeooo:rsid="00103da8" officeooo:paragraph-rsid="00103da8"/>
    </style:style>
    <style:style style:name="P24" style:family="paragraph" style:parent-style-name="Standard">
      <style:paragraph-properties fo:text-align="start" style:justify-single-word="false"/>
      <style:text-properties officeooo:rsid="0010a160" officeooo:paragraph-rsid="0010a160"/>
    </style:style>
    <style:style style:name="P25" style:family="paragraph" style:parent-style-name="Standard">
      <style:paragraph-properties fo:text-align="start" style:justify-single-word="false"/>
      <style:text-properties fo:font-size="10pt" fo:font-style="italic" officeooo:rsid="0010a160" officeooo:paragraph-rsid="0010a160"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1pt" fo:font-style="italic" style:text-underline-style="solid" style:text-underline-width="auto" style:text-underline-color="font-color" officeooo:rsid="0010a160" officeooo:paragraph-rsid="0010a160" style:font-size-asian="11pt" style:font-style-asian="italic" style:font-size-complex="11pt" style:font-style-complex="italic"/>
    </style:style>
    <style:style style:name="P27" style:family="paragraph" style:parent-style-name="Standard">
      <style:paragraph-properties fo:text-align="start" style:justify-single-word="false"/>
      <style:text-properties officeooo:rsid="00112e8b" officeooo:paragraph-rsid="00112e8b"/>
    </style:style>
    <style:style style:name="P28" style:family="paragraph" style:parent-style-name="Standard">
      <style:paragraph-properties fo:text-align="start" style:justify-single-word="false"/>
      <style:text-properties officeooo:rsid="0012bfcc" officeooo:paragraph-rsid="0012bfcc"/>
    </style:style>
    <style:style style:name="P29" style:family="paragraph" style:parent-style-name="Standard">
      <style:paragraph-properties fo:text-align="start" style:justify-single-word="false"/>
      <style:text-properties fo:font-weight="bold" officeooo:rsid="0012bfcc" officeooo:paragraph-rsid="0012bfcc" style:font-weight-asian="bold" style:font-weight-complex="bold"/>
    </style:style>
    <style:style style:name="P30" style:family="paragraph" style:parent-style-name="Standard">
      <style:paragraph-properties fo:text-align="start" style:justify-single-word="false"/>
      <style:text-properties fo:font-weight="normal" officeooo:rsid="0012bfcc" officeooo:paragraph-rsid="0012bfcc" style:font-weight-asian="normal" style:font-weight-complex="normal"/>
    </style:style>
    <style:style style:name="T1" style:family="text">
      <style:text-properties fo:color="#000000" loext:opacity="100%" style:font-name="Noto Sans" fo:font-size="12pt" style:text-underline-style="none" fo:font-weight="normal" style:font-size-asian="10.5pt" style:font-weight-asian="normal" style:font-size-complex="12pt" style:font-weight-complex="normal"/>
    </style:style>
    <style:style style:name="T2" style:family="text">
      <style:text-properties fo:color="#000000" loext:opacity="100%" style:font-name="Noto Sans" fo:font-size="12pt" style:text-underline-style="none" fo:font-weight="normal" officeooo:rsid="000e0307" style:font-size-asian="10.5pt" style:font-weight-asian="normal" style:font-size-complex="12pt" style:font-weight-complex="normal"/>
    </style:style>
    <style:style style:name="T3" style:family="text">
      <style:text-properties fo:color="#000000" loext:opacity="100%" style:font-name="Noto Sans" fo:font-size="12pt" style:text-underline-style="none" fo:font-weight="normal" officeooo:rsid="00103da8" style:font-size-asian="10.5pt" style:font-weight-asian="normal" style:font-size-complex="12pt" style:font-weight-complex="normal"/>
    </style:style>
    <style:style style:name="T4" style:family="text">
      <style:text-properties fo:color="#000000" loext:opacity="100%" style:font-name="Noto Sans" fo:font-size="12pt" fo:font-style="normal" style:font-size-asian="12pt" style:font-style-asian="normal" style:font-size-complex="12pt" style:font-style-complex="normal"/>
    </style:style>
    <style:style style:name="T5" style:family="text">
      <style:text-properties fo:color="#000000" loext:opacity="100%" style:font-name="Noto Sans" fo:font-size="12pt" fo:font-style="normal" officeooo:rsid="0010a160" style:font-size-asian="12pt" style:font-style-asian="normal" style:font-size-complex="12pt" style:font-style-complex="normal"/>
    </style:style>
    <style:style style:name="T6" style:family="text">
      <style:text-properties fo:color="#000000" loext:opacity="100%" style:font-name="Noto Sans" fo:font-size="12pt" fo:font-style="normal" officeooo:rsid="00112e8b" style:font-size-asian="12pt" style:font-style-asian="normal" style:font-size-complex="12pt" style:font-style-complex="normal"/>
    </style:style>
    <style:style style:name="T7" style:family="text">
      <style:text-properties fo:color="#000000" loext:opacity="100%" style:font-name="Noto Sans" fo:font-size="12pt" fo:font-style="normal" officeooo:rsid="0013ce26" style:font-size-asian="12pt" style:font-style-asian="normal" style:font-size-complex="12pt" style:font-style-complex="normal"/>
    </style:style>
    <style:style style:name="T8" style:family="text">
      <style:text-properties fo:color="#000000" loext:opacity="100%" style:font-name="Noto Sans" fo:font-size="12pt" fo:font-style="normal" fo:font-weight="bold" officeooo:rsid="00112e8b" style:font-size-asian="12pt" style:font-style-asian="normal" style:font-weight-asian="bold" style:font-size-complex="12pt" style:font-style-complex="normal" style:font-weight-complex="bold"/>
    </style:style>
    <style:style style:name="T9" style:family="text">
      <style:text-properties fo:color="#b2b2b2" loext:opacity="100%" style:font-name="Arial" fo:font-size="12pt" style:text-underline-style="none" fo:font-weight="normal" officeooo:rsid="000e0307" style:font-size-asian="10.5pt" style:font-weight-asian="normal" style:font-size-complex="12pt" style:font-weight-complex="normal"/>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color="#999999" loext:opacity="100%" style:font-name="Arial"/>
    </style:style>
    <style:style style:name="T12" style:family="text">
      <style:text-properties fo:color="#999999" loext:opacity="100%" style:font-name="Arial" fo:font-size="12pt" style:text-underline-style="none" fo:font-weight="normal" style:font-size-asian="10.5pt" style:font-weight-asian="normal" style:font-size-complex="12pt" style:font-weight-complex="normal"/>
    </style:style>
    <style:style style:name="T13" style:family="text">
      <style:text-properties fo:color="#999999" loext:opacity="100%" style:font-name="Arial" fo:font-size="12pt" style:text-underline-style="none" fo:font-weight="normal" officeooo:rsid="000e0307" style:font-size-asian="10.5pt" style:font-weight-asian="normal" style:font-size-complex="12pt" style:font-weight-complex="normal"/>
    </style:style>
    <style:style style:name="T14" style:family="text">
      <style:text-properties style:font-name="Noto Sans"/>
    </style:style>
    <style:style style:name="T15" style:family="text">
      <style:text-properties style:font-name="Noto Sans" officeooo:rsid="00103da8"/>
    </style:style>
    <style:style style:name="T16" style:family="text">
      <style:text-properties style:font-name="Noto Sans" officeooo:rsid="00112e8b"/>
    </style:style>
    <style:style style:name="T17" style:family="text">
      <style:text-properties style:font-name="Noto Sans" fo:font-weight="bold" officeooo:rsid="00112e8b" style:font-weight-asian="bold" style:font-weight-complex="bold"/>
    </style:style>
    <style:style style:name="T18" style:family="text">
      <style:text-properties style:font-name="Noto Sans" fo:font-style="normal" style:font-style-asian="normal" style:font-style-complex="normal"/>
    </style:style>
    <style:style style:name="T19" style:family="text">
      <style:text-properties style:font-name="Noto Sans" fo:font-style="normal" officeooo:rsid="0013ce26" style:font-style-asian="normal" style:font-style-complex="normal"/>
    </style:style>
    <style:style style:name="T20" style:family="text">
      <style:text-properties style:font-name="Noto Sans" fo:font-style="normal" officeooo:rsid="0014170f" style:font-style-asian="normal" style:font-style-complex="normal"/>
    </style:style>
    <style:style style:name="T21" style:family="text">
      <style:text-properties style:font-name="Noto Sans" fo:font-style="normal" officeooo:rsid="00150f47" style:font-style-asian="normal" style:font-style-complex="normal"/>
    </style:style>
    <style:style style:name="T22" style:family="text">
      <style:text-properties officeooo:rsid="0014170f"/>
    </style:style>
    <style:style style:name="T23" style:family="text">
      <style:text-properties officeooo:rsid="001702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text:p>
      <text:p text:style-name="P2"/>
      <text:p text:style-name="P4"><text:span text:style-name="T22">1 ) </text:span>Représentation d’un graphe:</text:p>
      <text:p text:style-name="P3"/>
      <text:p text:style-name="P12">Pour commencer nous devions implémenter un graphe en java, <text:s/>un graphe est un objet informatique qui est représenté comme un ensemble de nœud ( qui est un nom ) et une liste de ses nœuds adjacents.</text:p>
      <text:p text:style-name="P12"/>
      <text:p text:style-name="P20"><text:span text:style-name="T2">Dans cette première partie nous devions alors pouvoir construire un graphe et surtout l’afficher, l’afficher en deux formats.</text:span></text:p>
      <text:p text:style-name="P20"><text:span text:style-name="T2"/></text:p>
      <text:p text:style-name="P20"><text:span text:style-name="T2">-Le première étant une format basique, </text:span></text:p>
      <text:p text:style-name="P20"><text:span text:style-name="T2">exemple: <text:s/></text:span><text:span text:style-name="T11">A -&gt; B(12) D(87) B -&gt; E(11) C -&gt; A(19) D -&gt; B(23) C(10) E -&gt; D(43) </text:span><text:span text:style-name="T13"><text:s/></text:span></text:p>
      <text:p text:style-name="P20"><text:span text:style-name="T9"/></text:p>
      <text:p text:style-name="P14"><text:span text:style-name="T10">-Le deuxième format étant en format graphiz,</text:span></text:p>
      <text:p text:style-name="P20"><text:span text:style-name="T2">exemple : </text:span><text:span text:style-name="T12">digraph G { A -&gt; B [label = 12] A -&gt; D [label = 87] B -&gt; E [label = 11] C -&gt; A [label = 19] D -&gt; B [label = 23] D -&gt; C [label = 10] E -&gt; D [label = 43] } </text:span></text:p>
      <text:p text:style-name="P20"/>
      <text:p text:style-name="P1"><text:span text:style-name="T1">Pour ce faire nous avons développer plusieurs classe, une classe Nœud, une classe Arc, une interface Graphe pour ensuite faire une classe GrapheListe.</text:span></text:p>
      <text:p text:style-name="P1"><text:span text:style-name="T1"/></text:p>
      <text:p text:style-name="P23"><text:span text:style-name="T1">L’implémentation de ces classes n’était pas très compliqué, il fallait pour terminer écrire un constructeur dans GraphListe qui permettrait de lancer un Graphe à partir d’un fichier texte fournis.</text:span></text:p>
      <text:p text:style-name="P23"><text:span text:style-name="T1"/></text:p>
      <text:p text:style-name="P23"><text:span text:style-name="T1"/></text:p>
      <text:p text:style-name="P5"/>
      <text:p text:style-name="P5"><text:span text:style-name="T22">2 ) </text:span>Point Fixe:</text:p>
      <text:p text:style-name="P13"/>
      <text:p text:style-name="P21"><text:span text:style-name="T3">L’algorithme du point fixe ou encore appelé algorithme de Bellman-Ford consiste à</text:span><text:span text:style-name="T14"> initier les valeurs de tous les nœuds </text:span><text:span text:style-name="T15">à</text:span><text:span text:style-name="T14"> +∞, puis, pour chaque nœud X, </text:span><text:span text:style-name="T15">à</text:span><text:span text:style-name="T14"> estimer la valeur de la fonction L(N) de ses nœuds adjacents N </text:span><text:span text:style-name="T15">à</text:span><text:span text:style-name="T14"> partir de L(X) et du co</text:span><text:span text:style-name="T15">û</text:span><text:span text:style-name="T14">t de l’arc. </text:span></text:p>
      <text:p text:style-name="P21"><text:span text:style-name="T14"/></text:p>
      <text:p text:style-name="P24"><text:span text:style-name="T14"/></text:p>
      <text:p text:style-name="P24"><text:span text:style-name="T14">Nous avons alors l’algorithme suivant:</text:span></text:p>
      <text:p text:style-name="P26"><text:span text:style-name="T14">fonction Bellman-Ford(G,d)</text:span></text:p>
      <text:p text:style-name="P25"><text:span text:style-name="T14"/></text:p>
      <text:p text:style-name="P25"><text:span text:style-name="T14">//initialisation:</text:span></text:p>
      <text:p text:style-name="P25"/>
      <text:p text:style-name="P25"><text:soft-page-break/><text:span text:style-name="T14"><text:s text:c="12"/>pour n dans G faire:</text:span></text:p>
      <text:p text:style-name="P25"><text:span text:style-name="T14"><text:s text:c="12"/>L(n)&lt;-+∞</text:span></text:p>
      <text:p text:style-name="P25"><text:span text:style-name="T14"><text:s text:c="12"/>parent(n) = null</text:span></text:p>
      <text:p text:style-name="P25"><text:span text:style-name="T14"><text:s text:c="8"/>l(d)&lt;-0</text:span></text:p>
      <text:p text:style-name="P25"><text:span text:style-name="T14"><text:s text:c="8"/>//boucle principale :</text:span></text:p>
      <text:p text:style-name="P25"><text:span text:style-name="T14"><text:s text:c="8"/>continuer &lt;- vrai</text:span></text:p>
      <text:p text:style-name="P25"><text:span text:style-name="T14"><text:s text:c="8"/>tant que continuer, faire :</text:span></text:p>
      <text:p text:style-name="P25"><text:span text:style-name="T14"><text:s text:c="12"/>continuer &lt;- faux</text:span></text:p>
      <text:p text:style-name="P25"><text:span text:style-name="T14"><text:s text:c="12"/>pour chaque arc(u,v,poids) de G faire :</text:span></text:p>
      <text:p text:style-name="P25"><text:span text:style-name="T14"><text:s text:c="16"/>Si L(v) &gt; L (u) + poids alors</text:span></text:p>
      <text:p text:style-name="P25"><text:span text:style-name="T14"><text:s text:c="20"/>l(v)&lt;-l(u)+poids</text:span></text:p>
      <text:p text:style-name="P25"><text:span text:style-name="T14"><text:s text:c="20"/>parent(v)&lt;-u</text:span></text:p>
      <text:p text:style-name="P25"><text:span text:style-name="T14"><text:s text:c="20"/>continuer &lt;-vrai</text:span></text:p>
      <text:p text:style-name="P25"><text:span text:style-name="T14"><text:s text:c="16"/>fsi</text:span></text:p>
      <text:p text:style-name="P25"><text:span text:style-name="T14"><text:s text:c="12"/>fpour</text:span></text:p>
      <text:p text:style-name="P25"><text:span text:style-name="T14"><text:s text:c="8"/>ftantque</text:span></text:p>
      <text:p text:style-name="P25"><text:span text:style-name="T14"/></text:p>
      <text:p text:style-name="P10"><text:span text:style-name="T14">Lexique :</text:span></text:p>
      <text:p text:style-name="P9"><text:span text:style-name="T14"><text:tab/>G : <text:s/>Graphe </text:span></text:p>
      <text:p text:style-name="P9"><text:span text:style-name="T14"><text:tab/>continuer : booleen</text:span></text:p>
      <text:p text:style-name="P9"><text:span text:style-name="T14"><text:tab/>arc: Arc</text:span></text:p>
      <text:p text:style-name="P9"><text:span text:style-name="T14"><text:tab/>u : noeud</text:span></text:p>
      <text:p text:style-name="P9"><text:span text:style-name="T14"><text:tab/>v: noeud</text:span></text:p>
      <text:p text:style-name="P9"><text:span text:style-name="T14"><text:tab/>poids : double</text:span></text:p>
      <text:p text:style-name="P9"><text:span text:style-name="T14"><text:tab/>d: depart : Chaine de caractère</text:span></text:p>
      <text:p text:style-name="P9"><text:span text:style-name="T14"/></text:p>
      <text:p text:style-name="P9"><text:span text:style-name="T14"/></text:p>
      <text:p text:style-name="P9"><text:span text:style-name="T14"/></text:p>
      <text:p text:style-name="P22"><text:span text:style-name="T5">Grâce à la classe Valeur, nous avons alors implémenté cet algorithme en java </text:span><text:span text:style-name="T6">dans la méthode </text:span><text:span text:style-name="T8">public </text:span><text:span text:style-name="T17">Valeur resoudre(Graphe g, String depart)</text:span><text:span text:style-name="T16"> </text:span><text:span text:style-name="T5">, ce qui nous a permis de pouvoir utiliser la technique du point fixe.</text:span></text:p>
      <text:p text:style-name="P22"><text:span text:style-name="T5"/></text:p>
      <text:p text:style-name="P27"><text:span text:style-name="T5">N</text:span><text:span text:style-name="T4">ous avons alors réalisé quelque test sur cette méthode, comme par exemple si il est fonctionnel, si la valeur de départ est la bonne et si les calculs de parents sont les bons.</text:span></text:p>
      <text:p text:style-name="P28"><text:span text:style-name="T4">Après avoir réaliser tout cela nous devions afficher le chemin le plus court qui mène un nœud donné, nous avons alors écris la méthode </text:span></text:p>
      <text:p text:style-name="P29"><text:span text:style-name="T4">public List calculerChemin(String destination).</text:span></text:p>
      <text:p text:style-name="P30"><text:span text:style-name="T4">Cette méthode permet de retourner une liste de nœud </text:span><text:span text:style-name="T7">correspondant au chemin menant au nœud passé en paramètre. </text:span></text:p>
      <text:p text:style-name="P30"><text:span text:style-name="T7"/></text:p>
      <text:p text:style-name="P11"><text:span text:style-name="T19">3</text:span><text:span text:style-name="T20">) L</text:span><text:span text:style-name="T18">’algorithme de Dijkstra:</text:span></text:p>
      <text:p text:style-name="P17"><text:span text:style-name="T18"/></text:p>
      <text:p text:style-name="P18"><text:span text:style-name="T18">L’algorithme de Dijkstra permet de construire le plus court chemin en utilisant la m</text:span><text:span text:style-name="T21">ê</text:span><text:span text:style-name="T18">me fonction L(X) que celle vue dans l’algorithme du point fixe. L’algorithme de Dijkstra consiste `a partir d’un nœud de d</text:span><text:span text:style-name="T21">é</text:span><text:span text:style-name="T18">part et </text:span><text:span text:style-name="T21">à</text:span><text:span text:style-name="T18"> calculer de proche en proche la valeur de L(X), la distance du plus court chemin qui passe par X, et le parent de X dans ce chemin.</text:span></text:p>
      <text:p text:style-name="P18"><text:soft-page-break/><text:span text:style-name="T18">Cependant, au lieu d’appliquer un calcul sur chaque nœud jusqu’</text:span><text:span text:style-name="T21">à</text:span><text:span text:style-name="T18"> atteindre un point fixe, l’algorithme de Dijkstra consiste </text:span><text:span text:style-name="T21">à</text:span><text:span text:style-name="T18"> choisir un ordre de calcul adapt</text:span><text:span text:style-name="T21">é</text:span><text:span text:style-name="T18"> pour propager les valeurs calcul</text:span><text:span text:style-name="T21">ée</text:span><text:span text:style-name="T18">s sans avoir besoin de mettre </text:span><text:span text:style-name="T21">à</text:span><text:span text:style-name="T18"> jour des valeurs une fois qu’elles ont </text:span><text:span text:style-name="T21">é</text:span><text:span text:style-name="T18">t</text:span><text:span text:style-name="T21">é</text:span><text:span text:style-name="T18"> valid</text:span><text:span text:style-name="T21">é</text:span><text:span text:style-name="T18">es. </text:span></text:p>
      <text:p text:style-name="P18"><text:span text:style-name="T18"/></text:p>
      <text:p text:style-name="P19"><text:span text:style-name="T18">Nous avons l’algorithme suivant:</text:span></text:p>
      <text:p text:style-name="P16">fonction Dijkstra:</text:p>
      <text:p text:style-name="P15">Début</text:p>
      <text:p text:style-name="P15">Q &lt;- {} // utilisation d’une liste de noeuds `a traiter</text:p>
      <text:p text:style-name="P15">Pour chaque sommet v de G faire</text:p>
      <text:p text:style-name="P15"><text:tab/>v.distance &lt;- Infini</text:p>
      <text:p text:style-name="P15"><text:tab/>v.parent &lt;- Indéfini</text:p>
      <text:p text:style-name="P15"><text:tab/>Q &lt;- Q U {v} // ajouter le sommet v à la liste Q</text:p>
      <text:p text:style-name="P15">Fin Pour</text:p>
      <text:p text:style-name="P15"/>
      <text:p text:style-name="P15">A.distance &lt;- 0</text:p>
      <text:p text:style-name="P15">Tant que Q est un ensemble non vide faire</text:p>
      <text:p text:style-name="P15"><text:tab/>u &lt;- un sommet de Q telle que u.distance est minimale</text:p>
      <text:p text:style-name="P15"><text:tab/>Q &lt;- Q \ {u} // enlever le sommet u de la liste Q</text:p>
      <text:p text:style-name="P15"><text:tab/>Pour chaque sommet v de Q tel que l’arc (u,v) existe faire</text:p>
      <text:p text:style-name="P15"><text:tab/><text:tab/>D &lt;- u.distance + poids(u,v)</text:p>
      <text:p text:style-name="P15"><text:tab/><text:tab/>Si D &lt; v.distance</text:p>
      <text:p text:style-name="P15"><text:tab/><text:tab/>Alors v.distance &lt;- D</text:p>
      <text:p text:style-name="P15"><text:tab/><text:tab/><text:tab/>v.parent &lt;- u</text:p>
      <text:p text:style-name="P15"><text:tab/><text:tab/>Fin Si</text:p>
      <text:p text:style-name="P15"><text:tab/>Fin Pour</text:p>
      <text:p text:style-name="P15">Fin Tant que</text:p>
      <text:p text:style-name="P15">Fin</text:p>
      <text:p text:style-name="P15"/>
      <text:p text:style-name="P7">Lexique : </text:p>
      <text:p text:style-name="P8"><text:tab/>G un graphe orientée avec une pondération (poids) positive des arcs</text:p>
      <text:p text:style-name="P6"><text:tab/>A un sommet (d<text:span text:style-name="T23">ép</text:span>art) de 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oto Kufi Arabic" svg:font-family="'Noto Kufi Arabic'" style:font-family-generic="swiss" style:font-pitch="variable"/>
    <style:font-face style:name="Noto Sans"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14T14:13:26.845000000</dc:date>
    <meta:editing-duration>PT2H30M50S</meta:editing-duration>
    <meta:editing-cycles>5</meta:editing-cycles>
    <meta:generator>LibreOffice/7.2.1.2$Windows_X86_64 LibreOffice_project/87b77fad49947c1441b67c559c339af8f3517e22</meta:generator>
    <meta:document-statistic meta:table-count="0" meta:image-count="0" meta:object-count="0" meta:page-count="3" meta:paragraph-count="72" meta:word-count="687" meta:character-count="3984" meta:non-whitespace-character-count="3125"/>
  </office:meta>
</office:document-meta>
</file>